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a1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ak levels of consistency</text:p>
      <text:p text:style-name="Standard"/>
      <text:p text:style-name="P1">Need</text:p>
      <text:p text:style-name="Standard">Protocols required to ensure serializability may allow too little concurrency for certain applications. Weaker levels of consistency is required as a means of increasing concurrency and improving system performance. However weaker levels of consistency places additional burdens on programmers for ensuring database correctness.</text:p>
      <text:p text:style-name="Standard"/>
      <text:p text:style-name="P1">Degree two consistency</text:p>
      <text:list xml:id="list1854189930" text:style-name="L1">
        <text:list-item>
          <text:p text:style-name="P4">Purpose is only to avoid cascading aborts and <text:span text:style-name="T1">not to </text:span>ensure serializability.</text:p>
        </text:list-item>
        <text:list-item>
          <text:p text:style-name="P4">A variation of the two phase locking protocol ensures this as below</text:p>
          <text:list>
            <text:list-item>
              <text:p text:style-name="P4">Shared locks can be released at any time.</text:p>
            </text:list-item>
            <text:list-item>
              <text:p text:style-name="P4">Locks can be acquired at any time.</text:p>
            </text:list-item>
            <text:list-item>
              <text:p text:style-name="P4">Exclusive locks are released only when a transaction commits or aborts thus ensuring cascading aborts</text:p>
            </text:list-item>
          </text:list>
        </text:list-item>
      </text:list>
      <text:p text:style-name="Standard"/>
      <text:p text:style-name="P1">Cursor stability</text:p>
      <text:list xml:id="list535267063" text:style-name="L2">
        <text:list-item>
          <text:p text:style-name="P5">Is a form of degree-two consistency designed for programs written in host languages, which iterate over tuple of a relation by using cursors.</text:p>
        </text:list-item>
        <text:list-item>
          <text:p text:style-name="P5">Instead of locking the entire relation, cursor stability ensures that</text:p>
          <text:list>
            <text:list-item>
              <text:p text:style-name="P5">A tuple that is currently being processed by the iteration is locked in shared mode.</text:p>
            </text:list-item>
            <text:list-item>
              <text:p text:style-name="P5">Any modified tuples are locked in exclusive mode until the transaction commits.</text:p>
            </text:list-item>
          </text:list>
        </text:list-item>
      </text:list>
      <text:p text:style-name="P3"/>
      <text:p text:style-name="P1">Support for weaker levels of consistency in SQL</text:p>
      <text:list xml:id="list2018531271" text:style-name="L3">
        <text:list-item>
          <text:p text:style-name="P7">Serializable</text:p>
          <text:list>
            <text:list-item>
              <text:p text:style-name="P6">The default</text:p>
            </text:list-item>
            <text:list-item>
              <text:p text:style-name="P6">Means that the outcome must be equal to the execution of serial transactions</text:p>
            </text:list-item>
          </text:list>
        </text:list-item>
        <text:list-item>
          <text:p text:style-name="P7">Repeatable read</text:p>
          <text:list>
            <text:list-item>
              <text:p text:style-name="P6">Allows only committed records to be read</text:p>
            </text:list-item>
            <text:list-item>
              <text:p text:style-name="P6">Between two reads of a record by a transaction no write is allowed by another transaction</text:p>
            </text:list-item>
            <text:list-item>
              <text:p text:style-name="P6">Schedules need not be serializable.</text:p>
              <text:list>
                <text:list-item>
                  <text:p text:style-name="P6">When searching for records satisfying some condition, a transaction may find some records inserted by another transaction while missing out on a few others</text:p>
                </text:list-item>
              </text:list>
            </text:list-item>
          </text:list>
        </text:list-item>
        <text:list-item>
          <text:p text:style-name="P7">Read committed</text:p>
          <text:list>
            <text:list-item>
              <text:p text:style-name="P6">Allows only committed records to be read.</text:p>
            </text:list-item>
            <text:list-item>
              <text:p text:style-name="P6">No repeatable reads</text:p>
            </text:list-item>
            <text:list-item>
              <text:p text:style-name="P6">Schedules need not be serializable</text:p>
            </text:list-item>
            <text:list-item>
              <text:p text:style-name="P6">This is <text:span text:style-name="T2">an implementation</text:span> <text:span text:style-name="T2">of </text:span>a degree-two level of consistency.</text:p>
            </text:list-item>
          </text:list>
        </text:list-item>
        <text:list-item>
          <text:p text:style-name="P7">Read uncommitted</text:p>
          <text:list>
            <text:list-item>
              <text:p text:style-name="P6">Allows uncommitted records to be read</text:p>
            </text:list-item>
            <text:list-item>
              <text:p text:style-name="P6">No repeatable reads</text:p>
            </text:list-item>
            <text:list-item>
              <text:p text:style-name="P6">Schedules need not be serializable</text:p>
            </text:list-item>
            <text:list-item>
              <text:p text:style-name="P6">This is the last level of consistency offered by SQL-9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4-16T08:33:17</meta:creation-date>
    <dc:date>2012-12-10T13:34:32</dc:date>
    <dc:creator>Kempa </dc:creator>
    <meta:editing-duration>PT22M3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33" meta:word-count="325" meta:character-count="1927" meta:non-whitespace-character-count="1662"/>
  </office:meta>
</office:document-meta>
</file>